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5.215cm" loext:decorative="false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89cm" fo:min-width="0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77cm" fo:min-width="0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77cm" fo:min-width="0cm" loext:decorative="false"/>
      <style:paragraph-properties style:writing-mode="lr-tb"/>
    </style:style>
    <style:style style:name="gr8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0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2" style:family="graphic" style:parent-style-name="standard">
      <style:graphic-properties draw:stroke="none" draw:fill="none" fo:min-height="0.59cm" loext:decorative="false"/>
      <style:paragraph-properties style:writing-mode="lr-tb"/>
    </style:style>
    <style:style style:name="gr13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 loext:decorative="false"/>
      <style:paragraph-properties style:writing-mode="lr-tb"/>
    </style:style>
    <style:style style:name="gr16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="none" draw:fill-color="#ffffff"/>
      <style:text-properties fo:font-size="22pt" style:font-size-asian="22pt" style:font-size-complex="22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16pt" style:font-size-asian="16pt" style:font-size-complex="16pt"/>
    </style:style>
    <style:style style:name="P10" style:family="paragraph">
      <loext:graphic-properties draw:fill="none" draw:fill-color="#ffffff"/>
      <style:text-properties fo:font-size="16pt" style:font-size-asian="16pt" style:font-size-complex="16pt"/>
    </style:style>
    <style:style style:name="P11" style:family="paragraph">
      <loext:graphic-properties draw:fill="none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2" draw:text-style-name="P2" draw:layer="layout" svg:width="5.715cm" svg:height="1.27cm" svg:x="2.54cm" svg:y="3.175cm">
          <text:p text:style-name="P2">CAD SYSTE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27cm" svg:x="4.445cm" svg:y="5.08cm">
          <text:p text:style-name="P2">OCCT cad kerne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27cm" svg:x="4.445cm" svg:y="6.55cm">
          <text:p text:style-name="P2">CGAL cad kernels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175cm" svg:y1="5.715cm" svg:x2="4.445cm" svg:y2="5.715cm">
          <text:p/>
        </draw:line>
        <draw:line draw:style-name="gr3" draw:text-style-name="P3" draw:layer="layout" svg:x1="3.175cm" svg:y1="7.185cm" svg:x2="4.445cm" svg:y2="7.185cm">
          <text:p/>
        </draw:line>
        <draw:frame draw:style-name="gr4" draw:text-style-name="P5" draw:layer="layout" svg:width="5.452cm" svg:height="1.119cm" svg:x="9.316cm" svg:y="1.27cm">
          <draw:text-box>
            <text:p text:style-name="P4"><text:span text:style-name="T1">BENCHMARK</text:span></text:p>
          </draw:text-box>
        </draw:frame>
        <draw:custom-shape draw:style-name="gr2" draw:text-style-name="P2" draw:layer="layout" svg:width="5.715cm" svg:height="1.27cm" svg:x="15.875cm" svg:y="3.175cm">
          <text:p text:style-name="P2">MESH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27cm" svg:x="18.415cm" svg:y="5.08cm">
          <text:p text:style-name="P2">GMSH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27cm" svg:x="18.415cm" svg:y="6.55cm">
          <text:p text:style-name="P2">NETGEN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7.145cm" svg:y1="5.715cm" svg:x2="18.415cm" svg:y2="5.715cm">
          <text:p/>
        </draw:line>
        <draw:line draw:style-name="gr3" draw:text-style-name="P3" draw:layer="layout" svg:x1="17.145cm" svg:y1="7.185cm" svg:x2="18.415cm" svg:y2="7.185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2" draw:text-style-name="P2" draw:layer="layout" svg:width="5.715cm" svg:height="1.27cm" svg:x="1.27cm" svg:y="1.27cm">
          <text:p text:style-name="P2">CAD SYSTEM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0.16cm" svg:height="0.839cm" svg:x="1.27cm" svg:y="3.175cm">
          <draw:text-box>
            <text:p text:style-name="P6"><text:span text:style-name="T2">Import cad exchange format files (step) </text:span></text:p>
          </draw:text-box>
        </draw:frame>
        <draw:frame draw:style-name="gr6" draw:text-style-name="P7" draw:layer="layout" svg:width="9.525cm" svg:height="1.427cm" svg:x="1.27cm" svg:y="4.888cm">
          <draw:text-box>
            <text:p text:style-name="P6"><text:span text:style-name="T2">Understanding code geometric data storage (non uniform rational b-spline)</text:span></text:p>
          </draw:text-box>
        </draw:frame>
        <draw:frame draw:style-name="gr7" draw:text-style-name="P7" draw:layer="layout" svg:width="9.625cm" svg:height="1.427cm" svg:x="1.27cm" svg:y="7.015cm">
          <draw:text-box>
            <text:p text:style-name="P6"><text:span text:style-name="T2">Used mathematical models, converting data to geometric representation </text:span></text:p>
          </draw:text-box>
        </draw:frame>
        <draw:frame draw:style-name="gr4" draw:text-style-name="P8" draw:layer="layout" svg:width="5.644cm" svg:height="0.962cm" svg:x="12.771cm" svg:y="1.905cm">
          <draw:text-box>
            <text:p>Output of the Task</text:p>
          </draw:text-box>
        </draw:frame>
        <draw:line draw:style-name="gr8" draw:text-style-name="P3" draw:layer="layout" svg:x1="10.895cm" svg:y1="3.61cm" svg:x2="12.8cm" svg:y2="3.61cm">
          <text:p/>
        </draw:line>
        <draw:frame draw:style-name="gr4" draw:text-style-name="P10" draw:layer="layout" svg:width="8.543cm" svg:height="0.878cm" svg:x="12.889cm" svg:y="3.175cm">
          <draw:text-box>
            <text:p text:style-name="P9"><text:span text:style-name="T3">Framework to Import a CAD file </text:span></text:p>
          </draw:text-box>
        </draw:frame>
        <draw:frame draw:style-name="gr9" draw:text-style-name="P10" draw:layer="layout" svg:width="15.081cm" svg:height="1.505cm" svg:x="12.859cm" svg:y="4.853cm">
          <draw:text-box>
            <text:p text:style-name="P9"><text:span text:style-name="T3">Data container structure and use classes. Code demonstration.</text:span></text:p>
          </draw:text-box>
        </draw:frame>
        <draw:line draw:style-name="gr10" draw:text-style-name="P3" draw:layer="layout" svg:x1="10.795cm" svg:y1="5.58cm" svg:x2="12.7cm" svg:y2="5.58cm">
          <text:p/>
        </draw:line>
        <draw:frame draw:style-name="gr9" draw:text-style-name="P10" draw:layer="layout" svg:width="15.3cm" svg:height="0.962cm" svg:x="12.7cm" svg:y="7.293cm">
          <draw:text-box>
            <text:p text:style-name="P9"><text:span text:style-name="T3">Functions used converting stored data to geometric models </text:span></text:p>
          </draw:text-box>
        </draw:frame>
        <draw:line draw:style-name="gr11" draw:text-style-name="P3" draw:layer="layout" svg:x1="10.895cm" svg:y1="7.755cm" svg:x2="12.8cm" svg:y2="7.755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2" draw:text-style-name="P2" draw:layer="layout" svg:width="5.715cm" svg:height="1.27cm" svg:x="1.27cm" svg:y="0.839cm">
          <text:p text:style-name="P2">MESHER</text:p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8.89cm" svg:height="2.015cm" svg:x="1.27cm" svg:y="3.119cm">
          <draw:text-box>
            <text:p><text:span text:style-name="T2">Understanding what are the mesheble objects (faces edges and relationships ex. shared edges etc.)</text:span></text:p>
          </draw:text-box>
        </draw:frame>
        <draw:frame draw:style-name="gr4" draw:text-style-name="P8" draw:layer="layout" svg:width="8.414cm" svg:height="0.839cm" svg:x="1.27cm" svg:y="5.715cm">
          <draw:text-box>
            <text:p text:style-name="P6"><text:span text:style-name="T2">How this meshable objects stored</text:span></text:p>
          </draw:text-box>
        </draw:frame>
        <draw:frame draw:style-name="gr4" draw:text-style-name="P8" draw:layer="layout" svg:width="5.644cm" svg:height="0.962cm" svg:x="12.771cm" svg:y="1.905cm">
          <draw:text-box>
            <text:p>Output of the Task</text:p>
          </draw:text-box>
        </draw:frame>
        <draw:line draw:style-name="gr13" draw:text-style-name="P3" draw:layer="layout" svg:x1="10.16cm" svg:y1="4.11cm" svg:x2="12.7cm" svg:y2="4.11cm">
          <text:p/>
        </draw:line>
        <draw:line draw:style-name="gr14" draw:text-style-name="P3" draw:layer="layout" svg:x1="10.284cm" svg:y1="6.15cm" svg:x2="12.665cm" svg:y2="6.15cm">
          <text:p/>
        </draw:line>
        <draw:frame draw:style-name="gr15" draw:text-style-name="P10" draw:layer="layout" svg:width="14.665cm" svg:height="1.505cm" svg:x="13.357cm" svg:y="3.502cm">
          <draw:text-box>
            <text:p><text:span text:style-name="T3">Mainly defining required information’s to create mesh. Surfaces, edges and datas like neighboring relations. <text:s text:c="2"/></text:span></text:p>
          </draw:text-box>
        </draw:frame>
        <draw:frame draw:style-name="gr4" draw:text-style-name="P10" draw:layer="layout" svg:width="11.988cm" svg:height="0.878cm" svg:x="13.335cm" svg:y="5.715cm">
          <draw:text-box>
            <text:p><text:span text:style-name="T3">Used data structure to hold previous task data</text:span></text:p>
          </draw:text-box>
        </draw:frame>
        <draw:frame draw:style-name="gr4" draw:text-style-name="P8" draw:layer="layout" svg:width="3.355cm" svg:height="0.839cm" svg:x="1.27cm" svg:y="7.416cm">
          <draw:text-box>
            <text:p text:style-name="P6"><text:span text:style-name="T2">Comparison</text:span></text:p>
          </draw:text-box>
        </draw:frame>
        <draw:line draw:style-name="gr16" draw:text-style-name="P3" draw:layer="layout" svg:x1="4.625cm" svg:y1="7.82cm" svg:x2="12.7cm" svg:y2="7.82cm">
          <text:p/>
        </draw:line>
        <draw:frame draw:style-name="gr4" draw:text-style-name="P10" draw:layer="layout" svg:width="12.698cm" svg:height="0.878cm" svg:x="13.312cm" svg:y="7.377cm">
          <draw:text-box>
            <text:p><text:span text:style-name="T3">Defining differences and why between program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6:10:15.133287245</meta:creation-date>
    <dc:date>2025-02-12T10:03:10.443685216</dc:date>
    <meta:editing-duration>PT38M15S</meta:editing-duration>
    <meta:editing-cycles>4</meta:editing-cycles>
    <meta:generator>LibreOffice/24.8.4.2$Linux_X86_64 LibreOffice_project/3e97788786b20d724e2ed0ea7a111abce73cab63</meta:generator>
    <meta:document-statistic meta:object-count="66"/>
  </office:meta>
</office:document-meta>
</file>